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8d7" officeooo:paragraph-rsid="0017f8d7"/>
    </style:style>
    <style:style style:name="P2" style:family="paragraph" style:parent-style-name="Standard">
      <style:text-properties officeooo:rsid="001845d4" officeooo:paragraph-rsid="001845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: Desenvolvimento front-end</text:p>
      <text:p text:style-name="P1">21/01/22</text:p>
      <text:p text:style-name="P1">Bloco 10: react</text:p>
      <text:p text:style-name="P2">Rervisar bloc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4:37:05.074763737</meta:creation-date>
    <dc:date>2022-01-21T16:47:43.843560798</dc:date>
    <meta:editing-duration>PT2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9" meta:character-count="71" meta:non-whitespace-character-count="66"/>
  </office:meta>
</office:document-meta>
</file>